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cm" draw:marker-end="Arrowheads_20_21" draw:marker-end-width="0.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0.25cm" svg:y1="1cm" svg:x2="1.75cm" svg:y2="1cm" svg:d="M250 1000h1500" svg:viewBox="0 0 15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5-16T13:07:50.236266707</dc:date>
    <meta:editing-duration>PT27M39S</meta:editing-duration>
    <meta:editing-cycles>6</meta:editing-cycles>
    <meta:generator>LibreOffice/7.3.7.2$Linux_X86_64 LibreOffice_project/30$Build-2</meta:generator>
    <meta:document-statistic meta:object-count="1"/>
  </office:meta>
</office:document-meta>
</file>